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style:text-properties style:font-name="Times" style:font-name-asian="Times New Roman" style:font-name-complex="Times New Roman" fo:font-weight="bold" style:font-weight-asian="bold" style:font-weight-complex="bold" style:letter-kerning="true" fo:font-size="24pt" style:font-size-asian="24pt" style:font-size-complex="24pt"/>
    </style:style>
    <style:style style:name="P2" style:parent-style-name="Normal" style:family="paragraph">
      <style:paragraph-properties fo:margin-top="0.0694in" fo:margin-bottom="0.0694in"/>
      <style:text-properties style:font-name="Times" style:font-name-asian="Times New Roman" style:font-name-complex="Times New Roman" style:font-weight-complex="bold" style:letter-kerning="true" fo:font-size="10pt" style:font-size-asian="10pt" style:font-size-complex="10pt"/>
    </style:style>
    <style:style style:name="P3"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4"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5"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6" style:parent-style-name="Normal" style:family="paragraph">
      <style:paragraph-properties fo:margin-top="0.0694in" fo:margin-bottom="0.0694in"/>
    </style:style>
    <style:style style:name="T7" style:parent-style-name="DefaultParagraphFont" style:family="text">
      <style:text-properties style:font-name="Times" style:font-name-complex="Times New Roman" fo:font-size="10pt" style:font-size-asian="10pt" style:font-size-complex="10pt"/>
    </style:style>
    <style:style style:name="T8" style:parent-style-name="DefaultParagraphFont" style:family="text">
      <style:text-properties style:font-name="Times" style:font-name-complex="Times New Roman" fo:color="#0000FF" fo:font-size="10pt" style:font-size-asian="10pt" style:font-size-complex="10pt"/>
    </style:style>
    <style:style style:name="T9" style:parent-style-name="DefaultParagraphFont" style:family="text">
      <style:text-properties style:font-name="Times" style:font-name-complex="Times New Roman" fo:font-size="10pt" style:font-size-asian="10pt" style:font-size-complex="10pt"/>
    </style:style>
    <style:style style:name="T10" style:parent-style-name="DefaultParagraphFont" style:family="text">
      <style:text-properties style:font-name="Times" style:font-name-complex="Times New Roman" fo:color="#0000FF" fo:font-size="10pt" style:font-size-asian="10pt" style:font-size-complex="10pt"/>
    </style:style>
    <style:style style:name="T11" style:parent-style-name="DefaultParagraphFont" style:family="text">
      <style:text-properties style:font-name="Times" style:font-name-complex="Times New Roman" fo:font-size="10pt" style:font-size-asian="10pt" style:font-size-complex="10pt"/>
    </style:style>
    <style:style style:name="T12" style:parent-style-name="DefaultParagraphFont" style:family="text">
      <style:text-properties style:font-name="Times" style:font-name-complex="Times New Roman" fo:color="#0000FF" fo:font-size="10pt" style:font-size-asian="10pt" style:font-size-complex="10pt"/>
    </style:style>
    <style:style style:name="T13" style:parent-style-name="DefaultParagraphFont" style:family="text">
      <style:text-properties style:font-name="Times" style:font-name-complex="Times New Roman" fo:font-size="10pt" style:font-size-asian="10pt" style:font-size-complex="10pt"/>
    </style:style>
    <style:style style:name="P14"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style:style>
    <style:style style:name="P15"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16" style:parent-style-name="Normal" style:family="paragraph">
      <style:paragraph-properties fo:margin-top="0.0694in" fo:margin-bottom="0.0694in" fo:margin-left="0.5in">
        <style:tab-stops/>
      </style:paragraph-properties>
    </style:style>
    <style:style style:name="T17" style:parent-style-name="DefaultParagraphFont" style:family="text">
      <style:text-properties style:font-name="Times" style:font-name-complex="Times New Roman" fo:font-size="10pt" style:font-size-asian="10pt" style:font-size-complex="10pt"/>
    </style:style>
    <style:style style:name="T18" style:parent-style-name="DefaultParagraphFont" style:family="text">
      <style:text-properties style:font-name="Times" style:font-name-complex="Times New Roman" fo:font-size="10pt" style:font-size-asian="10pt" style:font-size-complex="10pt"/>
    </style:style>
    <style:style style:name="T19" style:parent-style-name="DefaultParagraphFont" style:family="text">
      <style:text-properties style:font-name="Times" style:font-name-complex="Times New Roman" fo:font-size="10pt" style:font-size-asian="10pt" style:font-size-complex="10pt"/>
    </style:style>
    <style:style style:name="T20" style:parent-style-name="DefaultParagraphFont" style:family="text">
      <style:text-properties style:font-name="Times" style:font-name-complex="Times New Roman" fo:font-size="10pt" style:font-size-asian="10pt" style:font-size-complex="10pt"/>
    </style:style>
    <style:style style:name="T21"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22" style:parent-style-name="DefaultParagraphFont" style:family="text">
      <style:text-properties style:font-name="Times" style:font-name-complex="Times New Roman" fo:font-size="10pt" style:font-size-asian="10pt" style:font-size-complex="10pt"/>
    </style:style>
    <style:style style:name="T23" style:parent-style-name="DefaultParagraphFont" style:family="text">
      <style:text-properties style:font-name="Times" style:font-name-complex="Times New Roman" fo:font-size="10pt" style:font-size-asian="10pt" style:font-size-complex="10pt"/>
    </style:style>
    <style:style style:name="P24"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25"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26"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27" style:parent-style-name="Normal" style:family="paragraph">
      <style:paragraph-properties fo:margin-top="0.0694in" fo:margin-bottom="0.0694in"/>
    </style:style>
    <style:style style:name="T28" style:parent-style-name="DefaultParagraphFont" style:family="text">
      <style:text-properties style:font-name="Times" style:font-name-asian="Times New Roman" style:font-name-complex="Times New Roman" fo:font-size="10pt" style:font-size-asian="10pt" style:font-size-complex="10pt"/>
    </style:style>
    <style:style style:name="P29"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30" style:parent-style-name="Normal" style:family="paragraph">
      <style:paragraph-properties fo:margin-top="0.0694in" fo:margin-bottom="0.0694in" fo:margin-left="0.5in">
        <style:tab-stops/>
      </style:paragraph-properties>
    </style:style>
    <style:style style:name="T31" style:parent-style-name="DefaultParagraphFont" style:family="text">
      <style:text-properties style:font-name="Times" style:font-name-complex="Times New Roman" fo:font-size="10pt" style:font-size-asian="10pt" style:font-size-complex="10pt"/>
    </style:style>
    <style:style style:name="T32" style:parent-style-name="DefaultParagraphFont" style:family="text">
      <style:text-properties style:font-name="Times" style:font-name-complex="Times New Roman" fo:font-size="10pt" style:font-size-asian="10pt" style:font-size-complex="10pt"/>
    </style:style>
    <style:style style:name="T33" style:parent-style-name="DefaultParagraphFont" style:family="text">
      <style:text-properties style:font-name="Times" style:font-name-complex="Times New Roman" fo:font-size="10pt" style:font-size-asian="10pt" style:font-size-complex="10pt"/>
    </style:style>
    <style:style style:name="T34" style:parent-style-name="DefaultParagraphFont" style:family="text">
      <style:text-properties style:font-name="Times" style:font-name-complex="Times New Roman" fo:font-size="10pt" style:font-size-asian="10pt" style:font-size-complex="10pt"/>
    </style:style>
    <style:style style:name="T35" style:parent-style-name="DefaultParagraphFont" style:family="text">
      <style:text-properties style:font-name="Times" style:font-name-complex="Times New Roman" fo:font-size="10pt" style:font-size-asian="10pt" style:font-size-complex="10pt"/>
    </style:style>
    <style:style style:name="T36"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37" style:parent-style-name="DefaultParagraphFont" style:family="text">
      <style:text-properties style:font-name="Times" style:font-name-complex="Times New Roman" fo:font-size="10pt" style:font-size-asian="10pt" style:font-size-complex="10pt"/>
    </style:style>
    <style:style style:name="P38"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39"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40"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41" style:parent-style-name="Normal" style:family="paragraph">
      <style:paragraph-properties fo:margin-top="0.0694in" fo:margin-bottom="0.0694in" fo:margin-left="0.5in">
        <style:tab-stops/>
      </style:paragraph-properties>
    </style:style>
    <style:style style:name="T42" style:parent-style-name="DefaultParagraphFont" style:family="text">
      <style:text-properties style:font-name="Times" style:font-name-complex="Times New Roman" fo:font-size="10pt" style:font-size-asian="10pt" style:font-size-complex="10pt"/>
    </style:style>
    <style:style style:name="T43"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44" style:parent-style-name="DefaultParagraphFont" style:family="text">
      <style:text-properties style:font-name="Times" style:font-name-complex="Times New Roman" fo:font-size="10pt" style:font-size-asian="10pt" style:font-size-complex="10pt"/>
    </style:style>
    <style:style style:name="P45"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46"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47"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48"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49"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50" style:parent-style-name="Normal" style:family="paragraph">
      <style:paragraph-properties fo:margin-top="0.0694in" fo:margin-bottom="0.0694in" fo:margin-left="0.5in">
        <style:tab-stops/>
      </style:paragraph-properties>
    </style:style>
    <style:style style:name="T51" style:parent-style-name="DefaultParagraphFont" style:family="text">
      <style:text-properties style:font-name="Times" style:font-name-complex="Times New Roman" fo:font-size="10pt" style:font-size-asian="10pt" style:font-size-complex="10pt"/>
    </style:style>
    <style:style style:name="T52"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53" style:parent-style-name="DefaultParagraphFont" style:family="text">
      <style:text-properties style:font-name="Times" style:font-name-complex="Times New Roman" fo:font-size="10pt" style:font-size-asian="10pt" style:font-size-complex="10pt"/>
    </style:style>
    <style:style style:name="P54"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55"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56" style:parent-style-name="Normal" style:family="paragraph">
      <style:paragraph-properties fo:margin-top="0.0694in" fo:margin-bottom="0.0694in" fo:margin-left="0.5in">
        <style:tab-stops/>
      </style:paragraph-properties>
    </style:style>
    <style:style style:name="T57" style:parent-style-name="DefaultParagraphFont" style:family="text">
      <style:text-properties style:font-name="Times" style:font-name-complex="Times New Roman" fo:font-size="10pt" style:font-size-asian="10pt" style:font-size-complex="10pt"/>
    </style:style>
    <style:style style:name="T58"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59" style:parent-style-name="DefaultParagraphFont" style:family="text">
      <style:text-properties style:font-name="Times" style:font-name-complex="Times New Roman" fo:font-size="10pt" style:font-size-asian="10pt" style:font-size-complex="10pt"/>
    </style:style>
    <style:style style:name="P60"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61" style:parent-style-name="Normal" style:family="paragraph">
      <style:paragraph-properties fo:margin-top="0.0694in" fo:margin-bottom="0.0694in"/>
    </style:style>
    <style:style style:name="T62" style:parent-style-name="DefaultParagraphFont" style:family="text">
      <style:text-properties style:font-name="Times" style:font-name-asian="Times New Roman" style:font-name-complex="Times New Roman" fo:font-size="10pt" style:font-size-asian="10pt" style:font-size-complex="10pt"/>
    </style:style>
    <style:style style:name="T63"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P64" style:parent-style-name="Normal" style:family="paragraph">
      <style:paragraph-properties fo:margin-top="0.0694in" fo:margin-bottom="0.0694in"/>
    </style:style>
    <style:style style:name="T65" style:parent-style-name="DefaultParagraphFont" style:family="text">
      <style:text-properties style:font-name="Times" style:font-name-asian="Times New Roman" style:font-name-complex="Times New Roman" fo:font-size="10pt" style:font-size-asian="10pt" style:font-size-complex="10pt"/>
    </style:style>
    <style:style style:name="T66"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P67" style:parent-style-name="Normal" style:family="paragraph">
      <style:paragraph-properties fo:margin-top="0.0694in" fo:margin-bottom="0.0694in" fo:margin-left="0.5in">
        <style:tab-stops/>
      </style:paragraph-properties>
    </style:style>
    <style:style style:name="T68" style:parent-style-name="DefaultParagraphFont" style:family="text">
      <style:text-properties style:font-name="Times" style:font-name-complex="Times New Roman" fo:font-size="10pt" style:font-size-asian="10pt" style:font-size-complex="10pt"/>
    </style:style>
    <style:style style:name="T69"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70" style:parent-style-name="DefaultParagraphFont" style:family="text">
      <style:text-properties style:font-name="Times" style:font-name-complex="Times New Roman" fo:font-size="10pt" style:font-size-asian="10pt" style:font-size-complex="10pt"/>
    </style:style>
    <style:style style:name="P71"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72" style:parent-style-name="Normal" style:family="paragraph">
      <style:paragraph-properties fo:margin-top="0.0694in" fo:margin-bottom="0.0694in"/>
    </style:style>
    <style:style style:name="T73" style:parent-style-name="DefaultParagraphFont" style:family="text">
      <style:text-properties style:font-name="Times" style:font-name-asian="Times New Roman" style:font-name-complex="Times New Roman" fo:font-size="10pt" style:font-size-asian="10pt" style:font-size-complex="10pt"/>
    </style:style>
    <style:style style:name="T74"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P75"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76" style:parent-style-name="Normal" style:family="paragraph">
      <style:paragraph-properties fo:margin-top="0.0694in" fo:margin-bottom="0.0694in" fo:margin-left="0.5in">
        <style:tab-stops/>
      </style:paragraph-properties>
    </style:style>
    <style:style style:name="T77" style:parent-style-name="DefaultParagraphFont" style:family="text">
      <style:text-properties style:font-name="Times" style:font-name-complex="Times New Roman" fo:font-size="10pt" style:font-size-asian="10pt" style:font-size-complex="10pt"/>
    </style:style>
    <style:style style:name="T78"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79" style:parent-style-name="DefaultParagraphFont" style:family="text">
      <style:text-properties style:font-name="Times" style:font-name-complex="Times New Roman" fo:font-size="10pt" style:font-size-asian="10pt" style:font-size-complex="10pt"/>
    </style:style>
    <style:style style:name="P80" style:parent-style-name="Normal" style:family="paragraph">
      <style:paragraph-properties fo:margin-top="0.0694in" fo:margin-bottom="0.0694in" fo:margin-left="0.5in">
        <style:tab-stops/>
      </style:paragraph-properties>
      <style:text-properties style:font-name="Times" style:font-name-complex="Times New Roman" fo:font-size="10pt" style:font-size-asian="10pt" style:font-size-complex="10pt"/>
    </style:style>
    <style:style style:name="P81" style:parent-style-name="Normal" style:family="paragraph">
      <style:paragraph-properties fo:margin-top="0.0694in" fo:margin-bottom="0.0694in"/>
    </style:style>
    <style:style style:name="T82" style:parent-style-name="DefaultParagraphFont" style:family="text">
      <style:text-properties style:font-name="Times" style:font-name-asian="Times New Roman" style:font-name-complex="Times New Roman" fo:font-size="10pt" style:font-size-asian="10pt" style:font-size-complex="10pt"/>
    </style:style>
    <style:style style:name="T83"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84" style:parent-style-name="DefaultParagraphFont" style:family="text">
      <style:text-properties style:font-name="Times" style:font-name-asian="Times New Roman" style:font-name-complex="Times New Roman" fo:font-size="10pt" style:font-size-asian="10pt" style:font-size-complex="10pt"/>
    </style:style>
    <style:style style:name="P85"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86" style:parent-style-name="Normal" style:family="paragraph">
      <style:paragraph-properties fo:margin-top="0.0694in" fo:margin-bottom="0.0694in"/>
    </style:style>
    <style:style style:name="T87" style:parent-style-name="DefaultParagraphFont" style:family="text">
      <style:text-properties style:font-name="Times" style:font-name-asian="Times New Roman" style:font-name-complex="Times New Roman" fo:font-size="10pt" style:font-size-asian="10pt" style:font-size-complex="10pt"/>
    </style:style>
    <style:style style:name="T88"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89" style:parent-style-name="DefaultParagraphFont" style:family="text">
      <style:text-properties style:font-name="Times" style:font-name-asian="Times New Roman" style:font-name-complex="Times New Roman" fo:font-size="10pt" style:font-size-asian="10pt" style:font-size-complex="10pt"/>
    </style:style>
    <style:style style:name="P90" style:parent-style-name="Normal" style:family="paragraph">
      <style:paragraph-properties fo:margin-top="0.0694in" fo:margin-bottom="0.0694in"/>
    </style:style>
    <style:style style:name="T91" style:parent-style-name="DefaultParagraphFont" style:family="text">
      <style:text-properties style:font-name="Times" style:font-name-asian="Times New Roman" style:font-name-complex="Times New Roman" fo:font-size="10pt" style:font-size-asian="10pt" style:font-size-complex="10pt"/>
    </style:style>
    <style:style style:name="T92"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93" style:parent-style-name="DefaultParagraphFont" style:family="text">
      <style:text-properties style:font-name="Times" style:font-name-asian="Times New Roman" style:font-name-complex="Times New Roman" fo:font-size="10pt" style:font-size-asian="10pt" style:font-size-complex="10pt"/>
    </style:style>
    <style:style style:name="T94"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style:font-name="Times" style:font-name-asian="Times New Roman" style:font-name-complex="Times New Roman" fo:font-size="10pt" style:font-size-asian="10pt" style:font-size-complex="10pt"/>
    </style:style>
    <style:style style:name="P96" style:parent-style-name="Normal" style:family="paragraph">
      <style:paragraph-properties fo:margin-top="0.0694in" fo:margin-bottom="0.0694in" fo:margin-left="0.5in">
        <style:tab-stops/>
      </style:paragraph-properties>
    </style:style>
    <style:style style:name="T97" style:parent-style-name="DefaultParagraphFont" style:family="text">
      <style:text-properties style:font-name="Times" style:font-name-complex="Times New Roman" fo:font-size="10pt" style:font-size-asian="10pt" style:font-size-complex="10pt"/>
    </style:style>
    <style:style style:name="T98"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99" style:parent-style-name="DefaultParagraphFont" style:family="text">
      <style:text-properties style:font-name="Times" style:font-name-complex="Times New Roman" fo:font-size="10pt" style:font-size-asian="10pt" style:font-size-complex="10pt"/>
    </style:style>
    <style:style style:name="P100" style:parent-style-name="Normal" style:family="paragraph">
      <style:paragraph-properties fo:margin-top="0.0694in" fo:margin-bottom="0.0694in"/>
    </style:style>
    <style:style style:name="T101" style:parent-style-name="DefaultParagraphFont" style:family="text">
      <style:text-properties style:font-name="Times" style:font-name-asian="Times New Roman" style:font-name-complex="Times New Roman" fo:font-size="10pt" style:font-size-asian="10pt" style:font-size-complex="10pt"/>
    </style:style>
    <style:style style:name="T102"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style:font-name="Times" style:font-name-asian="Times New Roman" style:font-name-complex="Times New Roman" fo:font-size="10pt" style:font-size-asian="10pt" style:font-size-complex="10pt"/>
    </style:style>
    <style:style style:name="P104" style:parent-style-name="Normal" style:family="paragraph">
      <style:paragraph-properties fo:margin-top="0.0694in" fo:margin-bottom="0.0694in" fo:margin-left="0.5in">
        <style:tab-stops/>
      </style:paragraph-properties>
    </style:style>
    <style:style style:name="T105" style:parent-style-name="DefaultParagraphFont" style:family="text">
      <style:text-properties style:font-name="Times" style:font-name-complex="Times New Roman" fo:font-size="10pt" style:font-size-asian="10pt" style:font-size-complex="10pt"/>
    </style:style>
    <style:style style:name="T106"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107" style:parent-style-name="DefaultParagraphFont" style:family="text">
      <style:text-properties style:font-name="Times" style:font-name-complex="Times New Roman" fo:font-size="10pt" style:font-size-asian="10pt" style:font-size-complex="10pt"/>
    </style:style>
    <style:style style:name="P108" style:parent-style-name="Normal" style:family="paragraph">
      <style:paragraph-properties fo:margin-top="0.0694in" fo:margin-bottom="0.0694in"/>
    </style:style>
    <style:style style:name="T109" style:parent-style-name="DefaultParagraphFont" style:family="text">
      <style:text-properties style:font-name="Times" style:font-name-asian="Times New Roman" style:font-name-complex="Times New Roman" fo:font-size="10pt" style:font-size-asian="10pt" style:font-size-complex="10pt"/>
    </style:style>
    <style:style style:name="T110"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11" style:parent-style-name="DefaultParagraphFont" style:family="text">
      <style:text-properties style:font-name="Times" style:font-name-asian="Times New Roman" style:font-name-complex="Times New Roman" fo:font-size="10pt" style:font-size-asian="10pt" style:font-size-complex="10pt"/>
    </style:style>
    <style:style style:name="T112"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13" style:parent-style-name="DefaultParagraphFont" style:family="text">
      <style:text-properties style:font-name="Times" style:font-name-asian="Times New Roman" style:font-name-complex="Times New Roman" fo:font-size="10pt" style:font-size-asian="10pt" style:font-size-complex="10pt"/>
    </style:style>
    <style:style style:name="P114" style:parent-style-name="Normal" style:family="paragraph">
      <style:paragraph-properties fo:margin-top="0.0694in" fo:margin-bottom="0.0694in"/>
    </style:style>
    <style:style style:name="T115" style:parent-style-name="DefaultParagraphFont" style:family="text">
      <style:text-properties style:font-name="Times" style:font-name-asian="Times New Roman" style:font-name-complex="Times New Roman" fo:font-size="10pt" style:font-size-asian="10pt" style:font-size-complex="10pt"/>
    </style:style>
    <style:style style:name="T116"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17" style:parent-style-name="DefaultParagraphFont" style:family="text">
      <style:text-properties style:font-name="Times" style:font-name-asian="Times New Roman" style:font-name-complex="Times New Roman" fo:font-size="10pt" style:font-size-asian="10pt" style:font-size-complex="10pt"/>
    </style:style>
    <style:style style:name="P118"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119"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120" style:parent-style-name="Normal" style:family="paragraph">
      <style:paragraph-properties fo:margin-top="0.0694in" fo:margin-bottom="0.0694in"/>
    </style:style>
    <style:style style:name="T121" style:parent-style-name="DefaultParagraphFont" style:family="text">
      <style:text-properties style:font-name="Times" style:font-name-complex="Times New Roman" fo:font-size="10pt" style:font-size-asian="10pt" style:font-size-complex="10pt"/>
    </style:style>
    <style:style style:name="T122" style:parent-style-name="DefaultParagraphFont" style:family="text">
      <style:text-properties style:font-name="Times" style:font-name-complex="Times New Roman" fo:font-style="italic" style:font-style-asian="italic" style:font-style-complex="italic" fo:font-size="10pt" style:font-size-asian="10pt" style:font-size-complex="10pt"/>
    </style:style>
    <style:style style:name="T123" style:parent-style-name="DefaultParagraphFont" style:family="text">
      <style:text-properties style:font-name="Times" style:font-name-complex="Times New Roman" fo:font-size="10pt" style:font-size-asian="10pt" style:font-size-complex="10pt"/>
    </style:style>
    <style:style style:name="P124"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125" style:parent-style-name="Normal" style:family="paragraph">
      <style:paragraph-properties fo:margin-top="0.0694in" fo:margin-bottom="0.0694in"/>
    </style:style>
    <style:style style:name="T126" style:parent-style-name="DefaultParagraphFont" style:family="text">
      <style:text-properties style:font-name="Times" style:font-name-asian="Times New Roman" style:font-name-complex="Times New Roman" fo:font-size="10pt" style:font-size-asian="10pt" style:font-size-complex="10pt"/>
    </style:style>
    <style:style style:name="T127"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28" style:parent-style-name="DefaultParagraphFont" style:family="text">
      <style:text-properties style:font-name="Times" style:font-name-asian="Times New Roman" style:font-name-complex="Times New Roman" fo:font-size="10pt" style:font-size-asian="10pt" style:font-size-complex="10pt"/>
    </style:style>
    <style:style style:name="T129" style:parent-style-name="DefaultParagraphFont" style:family="text">
      <style:text-properties style:font-name="Times" style:font-name-asian="Times New Roman" style:font-name-complex="Times New Roman" fo:font-size="10pt" style:font-size-asian="10pt" style:font-size-complex="10pt"/>
    </style:style>
    <style:style style:name="T130" style:parent-style-name="DefaultParagraphFont" style:family="text">
      <style:text-properties style:font-name="Times" style:font-name-asian="Times New Roman" style:font-name-complex="Times New Roman" fo:font-style="italic" style:font-style-asian="italic" style:font-style-complex="italic" fo:font-size="10pt" style:font-size-asian="10pt" style:font-size-complex="10pt"/>
    </style:style>
    <style:style style:name="T131" style:parent-style-name="DefaultParagraphFont" style:family="text">
      <style:text-properties style:font-name="Times" style:font-name-asian="Times New Roman" style:font-name-complex="Times New Roman" fo:font-size="10pt" style:font-size-asian="10pt" style:font-size-complex="10pt"/>
    </style:style>
    <style:style style:name="P132" style:parent-style-name="Normal" style:family="paragraph">
      <style:paragraph-properties fo:margin-top="0.0694in" fo:margin-bottom="0.0694in"/>
    </style:style>
    <style:style style:name="T133" style:parent-style-name="DefaultParagraphFont" style:family="text">
      <style:text-properties style:font-name="Times" style:font-name-asian="Times New Roman" style:font-name-complex="Times New Roman" fo:font-size="10pt" style:font-size-asian="10pt" style:font-size-complex="10pt"/>
    </style:style>
    <style:style style:name="T134"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35" style:parent-style-name="DefaultParagraphFont" style:family="text">
      <style:text-properties style:font-name="Times" style:font-name-asian="Times New Roman" style:font-name-complex="Times New Roman" fo:font-size="10pt" style:font-size-asian="10pt" style:font-size-complex="10pt"/>
    </style:style>
    <style:style style:name="T136"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37" style:parent-style-name="DefaultParagraphFont" style:family="text">
      <style:text-properties style:font-name="Times" style:font-name-asian="Times New Roman" style:font-name-complex="Times New Roman" fo:font-size="10pt" style:font-size-asian="10pt" style:font-size-complex="10pt"/>
    </style:style>
    <style:style style:name="P138" style:parent-style-name="Normal" style:family="paragraph">
      <style:paragraph-properties fo:margin-top="0.0694in" fo:margin-bottom="0.0694in"/>
    </style:style>
    <style:style style:name="T139" style:parent-style-name="DefaultParagraphFont" style:family="text">
      <style:text-properties style:font-name="Times" style:font-name-asian="Times New Roman" style:font-name-complex="Times New Roman" fo:font-size="10pt" style:font-size-asian="10pt" style:font-size-complex="10pt"/>
    </style:style>
    <style:style style:name="T140"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41" style:parent-style-name="DefaultParagraphFont" style:family="text">
      <style:text-properties style:font-name="Times" style:font-name-asian="Times New Roman" style:font-name-complex="Times New Roman" fo:font-size="10pt" style:font-size-asian="10pt" style:font-size-complex="10pt"/>
    </style:style>
    <style:style style:name="T142" style:parent-style-name="DefaultParagraphFont" style:family="text">
      <style:text-properties style:font-name="Times" style:font-name-asian="Times New Roman" style:font-name-complex="Times New Roman" fo:font-size="10pt" style:font-size-asian="10pt" style:font-size-complex="10pt"/>
    </style:style>
    <style:style style:name="T143" style:parent-style-name="DefaultParagraphFont" style:family="text">
      <style:text-properties style:font-name="Times" style:font-name-asian="Times New Roman" style:font-name-complex="Times New Roman" fo:font-style="italic" style:font-style-asian="italic" style:font-style-complex="italic" fo:font-size="10pt" style:font-size-asian="10pt" style:font-size-complex="10pt"/>
    </style:style>
    <style:style style:name="T144" style:parent-style-name="DefaultParagraphFont" style:family="text">
      <style:text-properties style:font-name="Times" style:font-name-asian="Times New Roman" style:font-name-complex="Times New Roman" fo:font-size="10pt" style:font-size-asian="10pt" style:font-size-complex="10pt"/>
    </style:style>
    <style:style style:name="P145" style:parent-style-name="Normal" style:family="paragraph">
      <style:paragraph-properties fo:margin-top="0.0694in" fo:margin-bottom="0.0694in"/>
    </style:style>
    <style:style style:name="T146" style:parent-style-name="DefaultParagraphFont" style:family="text">
      <style:text-properties style:font-name="Times" style:font-name-asian="Times New Roman" style:font-name-complex="Times New Roman" fo:font-size="10pt" style:font-size-asian="10pt" style:font-size-complex="10pt"/>
    </style:style>
    <style:style style:name="T147"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48" style:parent-style-name="DefaultParagraphFont" style:family="text">
      <style:text-properties style:font-name="Times" style:font-name-asian="Times New Roman" style:font-name-complex="Times New Roman" fo:font-size="10pt" style:font-size-asian="10pt" style:font-size-complex="10pt"/>
    </style:style>
    <style:style style:name="P149" style:parent-style-name="Normal" style:family="paragraph">
      <style:paragraph-properties fo:margin-top="0.0694in" fo:margin-bottom="0.0694in"/>
      <style:text-properties style:font-name="Times" style:font-name-asian="Times New Roman" style:font-name-complex="Times New Roman" fo:font-size="10pt" style:font-size-asian="10pt" style:font-size-complex="10pt"/>
    </style:style>
    <style:style style:name="P150" style:parent-style-name="Normal" style:family="paragraph">
      <style:paragraph-properties fo:break-before="page"/>
      <style:text-properties style:font-name="Times" style:font-name-asian="Times New Roman" style:font-name-complex="Times New Roman" fo:font-size="10pt" style:font-size-asian="10pt" style:font-size-complex="10pt"/>
    </style:style>
    <style:style style:name="P151"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style:style>
    <style:style style:name="P152"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153" style:parent-style-name="Normal" style:family="paragraph">
      <style:paragraph-properties fo:margin-top="0.0694in" fo:margin-bottom="0.0694in"/>
    </style:style>
    <style:style style:name="T154"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55" style:parent-style-name="DefaultParagraphFont" style:family="text">
      <style:text-properties style:font-name="Times" style:font-name-asian="Times New Roman" style:font-name-complex="Times New Roman" fo:font-size="10pt" style:font-size-asian="10pt" style:font-size-complex="10pt"/>
    </style:style>
    <style:style style:name="T156" style:parent-style-name="DefaultParagraphFont" style:family="text">
      <style:text-properties style:font-name="Times" style:font-name-asian="Times New Roman" style:font-name-complex="Times New Roman" fo:font-size="10pt" style:font-size-asian="10pt" style:font-size-complex="10pt"/>
    </style:style>
    <style:style style:name="P157" style:parent-style-name="Normal" style:family="paragraph">
      <style:paragraph-properties fo:margin-top="0.0694in" fo:margin-bottom="0.0694in"/>
    </style:style>
    <style:style style:name="T158"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59" style:parent-style-name="DefaultParagraphFont" style:family="text">
      <style:text-properties style:font-name="Times" style:font-name-asian="Times New Roman" style:font-name-complex="Times New Roman" fo:font-size="10pt" style:font-size-asian="10pt" style:font-size-complex="10pt"/>
    </style:style>
    <style:style style:name="T160" style:parent-style-name="DefaultParagraphFont" style:family="text">
      <style:text-properties style:font-name="Times" style:font-name-asian="Times New Roman" style:font-name-complex="Times New Roman" fo:font-size="10pt" style:font-size-asian="10pt" style:font-size-complex="10pt"/>
    </style:style>
    <style:style style:name="P161" style:parent-style-name="Normal" style:family="paragraph">
      <style:paragraph-properties fo:margin-top="0.0694in" fo:margin-bottom="0.0694in"/>
    </style:style>
    <style:style style:name="T162"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63" style:parent-style-name="DefaultParagraphFont" style:family="text">
      <style:text-properties style:font-name="Times" style:font-name-asian="Times New Roman" style:font-name-complex="Times New Roman" fo:font-size="10pt" style:font-size-asian="10pt" style:font-size-complex="10pt"/>
    </style:style>
    <style:style style:name="T164" style:parent-style-name="DefaultParagraphFont" style:family="text">
      <style:text-properties style:font-name="Times" style:font-name-asian="Times New Roman" style:font-name-complex="Times New Roman" fo:font-size="10pt" style:font-size-asian="10pt" style:font-size-complex="10pt"/>
    </style:style>
    <style:style style:name="T165"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66" style:parent-style-name="DefaultParagraphFont" style:family="text">
      <style:text-properties style:font-name="Times" style:font-name-asian="Times New Roman" style:font-name-complex="Times New Roman" fo:font-size="10pt" style:font-size-asian="10pt" style:font-size-complex="10pt"/>
    </style:style>
    <style:style style:name="P167" style:parent-style-name="Normal" style:family="paragraph">
      <style:paragraph-properties fo:margin-top="0.0694in" fo:margin-bottom="0.0694in"/>
    </style:style>
    <style:style style:name="T168"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69" style:parent-style-name="DefaultParagraphFont" style:family="text">
      <style:text-properties style:font-name="Times" style:font-name-asian="Times New Roman" style:font-name-complex="Times New Roman" fo:font-size="10pt" style:font-size-asian="10pt" style:font-size-complex="10pt"/>
    </style:style>
    <style:style style:name="T170" style:parent-style-name="DefaultParagraphFont" style:family="text">
      <style:text-properties style:font-name="Times" style:font-name-asian="Times New Roman" style:font-name-complex="Times New Roman" fo:font-size="10pt" style:font-size-asian="10pt" style:font-size-complex="10pt"/>
    </style:style>
    <style:style style:name="P171"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172" style:parent-style-name="Normal" style:family="paragraph">
      <style:paragraph-properties fo:margin-top="0.0694in" fo:margin-bottom="0.0694in"/>
    </style:style>
    <style:style style:name="T173" style:parent-style-name="DefaultParagraphFont" style:family="text">
      <style:text-properties style:font-name="Times" style:font-name-asian="Times New Roman" style:font-name-complex="Times New Roman" fo:color="#0000FF" fo:font-size="10pt" style:font-size-asian="10pt" style:font-size-complex="10pt" style:text-underline-type="single" style:text-underline-style="solid" style:text-underline-width="auto" style:text-underline-mode="continuous"/>
    </style:style>
    <style:style style:name="T174" style:parent-style-name="DefaultParagraphFont" style:family="text">
      <style:text-properties style:font-name="Times" style:font-name-asian="Times New Roman" style:font-name-complex="Times New Roman" fo:font-size="10pt" style:font-size-asian="10pt" style:font-size-complex="10pt"/>
    </style:style>
    <style:style style:name="T175" style:parent-style-name="DefaultParagraphFont" style:family="text">
      <style:text-properties style:font-name="Times" style:font-name-asian="Times New Roman" style:font-name-complex="Times New Roman" fo:font-size="10pt" style:font-size-asian="10pt" style:font-size-complex="10pt"/>
    </style:style>
    <style:style style:name="P176"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style:style>
    <style:style style:name="P177"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178" style:parent-style-name="Normal" style:family="paragraph">
      <style:paragraph-properties fo:margin-top="0.0694in" fo:margin-bottom="0.0694in"/>
    </style:style>
    <style:style style:name="T179" style:parent-style-name="DefaultParagraphFont" style:family="text">
      <style:text-properties style:font-name="Times" style:font-name-complex="Times New Roman" fo:font-size="10pt" style:font-size-asian="10pt" style:font-size-complex="10pt"/>
    </style:style>
    <style:style style:name="T180" style:parent-style-name="DefaultParagraphFont" style:family="text">
      <style:text-properties style:font-name="Times" style:font-name-complex="Times New Roman" fo:color="#0000FF" fo:font-size="10pt" style:font-size-asian="10pt" style:font-size-complex="10pt" style:text-underline-type="single" style:text-underline-style="solid" style:text-underline-width="auto" style:text-underline-mode="continuous"/>
    </style:style>
    <style:style style:name="T181" style:parent-style-name="DefaultParagraphFont" style:family="text">
      <style:text-properties style:font-name="Times" style:font-name-complex="Times New Roman" fo:font-size="10pt" style:font-size-asian="10pt" style:font-size-complex="10pt"/>
    </style:style>
    <style:style style:name="P182"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183" style:parent-style-name="Normal" style:family="paragraph">
      <style:paragraph-properties fo:margin-top="0.0694in" fo:margin-bottom="0.0694in"/>
    </style:style>
    <style:style style:name="T184" style:parent-style-name="DefaultParagraphFont" style:family="text">
      <style:text-properties style:font-name="Times" style:font-name-complex="Times New Roman" fo:font-size="10pt" style:font-size-asian="10pt" style:font-size-complex="10pt"/>
    </style:style>
    <style:style style:name="T185" style:parent-style-name="DefaultParagraphFont" style:family="text">
      <style:text-properties style:font-name="Times" style:font-name-complex="Times New Roman" fo:font-weight="bold" style:font-weight-asian="bold" style:font-weight-complex="bold" fo:font-size="10pt" style:font-size-asian="10pt" style:font-size-complex="10pt"/>
    </style:style>
    <style:style style:name="T186" style:parent-style-name="DefaultParagraphFont" style:family="text">
      <style:text-properties style:font-name="Times" style:font-name-complex="Times New Roman" fo:font-size="10pt" style:font-size-asian="10pt" style:font-size-complex="10pt"/>
    </style:style>
    <style:style style:name="P187"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188" style:parent-style-name="Normal" style:family="paragraph">
      <style:paragraph-properties fo:margin-top="0.0694in" fo:margin-bottom="0.0694in"/>
      <style:text-properties style:font-name="Times" style:font-name-complex="Times New Roman" fo:font-size="10pt" style:font-size-asian="10pt" style:font-size-complex="10pt"/>
    </style:style>
    <style:style style:name="P189"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190" style:parent-style-name="Normal" style:family="paragraph">
      <style:paragraph-properties fo:margin-top="0.0694in" fo:margin-bottom="0.0694in"/>
    </style:style>
    <style:style style:name="T191" style:parent-style-name="DefaultParagraphFont" style:family="text">
      <style:text-properties style:font-name="Times" style:font-name-complex="Times New Roman" fo:color="#0000FF" fo:font-size="10pt" style:font-size-asian="10pt" style:font-size-complex="10pt" style:text-underline-type="single" style:text-underline-style="solid" style:text-underline-width="auto" style:text-underline-mode="continuous"/>
    </style:style>
    <style:style style:name="P192" style:parent-style-name="Normal" style:family="paragraph">
      <style:paragraph-properties fo:margin-top="0.0694in" fo:margin-bottom="0.0694in"/>
    </style:style>
    <style:style style:name="T193" style:parent-style-name="DefaultParagraphFont" style:family="text">
      <style:text-properties style:font-name="Times" style:font-name-complex="Times New Roman" fo:color="#0000FF" fo:font-size="10pt" style:font-size-asian="10pt" style:font-size-complex="10pt" style:text-underline-type="single" style:text-underline-style="solid" style:text-underline-width="auto" style:text-underline-mode="continuous"/>
    </style:style>
    <style:style style:name="P194" style:parent-style-name="Normal" style:family="paragraph">
      <style:paragraph-properties fo:margin-top="0.0694in" fo:margin-bottom="0.0694in"/>
    </style:style>
    <style:style style:name="T195" style:parent-style-name="DefaultParagraphFont" style:family="text">
      <style:text-properties style:font-name="Times" style:font-name-complex="Times New Roman" fo:color="#0000FF" fo:font-size="10pt" style:font-size-asian="10pt" style:font-size-complex="10pt" style:text-underline-type="single" style:text-underline-style="solid" style:text-underline-width="auto" style:text-underline-mode="continuous"/>
    </style:style>
    <style:style style:name="P196" style:parent-style-name="Normal" style:family="paragraph">
      <style:paragraph-properties fo:margin-top="0.0694in" fo:margin-bottom="0.0694in"/>
      <style:text-properties style:font-name="Times" style:font-name-asian="Times New Roman" style:font-name-complex="Times New Roman" fo:font-weight="bold" style:font-weight-asian="bold" style:font-weight-complex="bold" fo:font-size="13.5pt" style:font-size-asian="13.5pt" style:font-size-complex="13.5pt"/>
    </style:style>
    <style:style style:name="P197" style:parent-style-name="Normal" style:family="paragraph">
      <style:paragraph-properties fo:margin-top="0.0694in" fo:margin-bottom="0.0694in"/>
      <style:text-properties style:font-name="Times" style:font-name-asian="Times New Roman" style:font-name-complex="Times New Roman" style:font-weight-complex="bold" fo:font-size="10pt" style:font-size-asian="10pt" style:font-size-complex="10pt"/>
    </style:style>
    <style:style style:name="P198" style:parent-style-name="Normal" style:family="paragraph">
      <style:paragraph-properties fo:margin-top="0.0694in" fo:margin-bottom="0.0694in"/>
      <style:text-properties style:font-name="Times" style:font-name-complex="Times New Roman" fo:font-size="10pt" style:font-size-asian="10pt" style:font-size-complex="10pt"/>
    </style:style>
  </office:automatic-styles>
  <office:body>
    <office:text text:use-soft-page-breaks="true">
      <text:h text:style-name="P1" text:outline-level="1">Edward J. Burns</text:h>
      <text:h text:style-name="P2" text:outline-level="1">edburns@acm.org<text:line-break/>665 Oak Hollow Way<text:line-break/>Altamonte Springs, FL 32714-1839<text:line-break/>U.S.A.<text:line-break/>+1 407 617 1283</text:h>
      <text:h text:style-name="P3" text:outline-level="3">OBJECTIVE</text:h>
      <text:p text:style-name="P4">Put my experience and education to work in a creatively challenging organization dedicated to producing world-class software through efficient application of software engineering practices.</text:p>
      <text:h text:style-name="P5" text:outline-level="3">EXPERIENCE</text:h>
      <text:p text:style-name="P6"><text:span text:style-name="T7">I have developed my career with proven distinctions in three related core competencies:<text:s/></text:span><text:span text:style-name="T8">software development</text:span><text:span text:style-name="T9">,<text:s/></text:span><text:span text:style-name="T10">technical writer</text:span><text:span text:style-name="T11">, and<text:s/></text:span><text:span text:style-name="T12">training/developer relations</text:span><text:span text:style-name="T13">.</text:span></text:p>
      <text:h text:style-name="P14" text:outline-level="4"><text:bookmark-start text:name="developer"/>Software Development<text:bookmark-end text:name="developer"/></text:h>
      <text:p text:style-name="P15">Microsoft, Inc.</text:p>
      <text:p text:style-name="P16"><text:span text:style-name="T17">2019</text:span><text:span text:style-name="T18">-06 —<text:s/></text:span><text:span text:style-name="T19">Present</text:span><text:span text:style-name="T20">,<text:s/></text:span><text:span text:style-name="T21">Principal Architect,<text:s/></text:span><text:span text:style-name="T22">Redmond, WA</text:span><text:span text:style-name="T23"><text:s/></text:span></text:p>
      <text:p text:style-name="P24">Jakarta EE on Azure</text:p>
      <text:list text:style-name="LFO1" text:continue-numbering="true">
        <text:list-item>
          <text:list>
            <text:list-item>
              <text:p text:style-name="P25">Remotely lead a three person engineering team in Shanghai, China to build out the product truth for Microsoft’s offers for Jakarta EE on Azure.</text:p>
            </text:list-item>
            <text:list-item>
              <text:p text:style-name="P26">Coordinate the engineering efforts of the team with the product direction from Microsoft internal Program Management, and separate engineering and product teams from IBM, Red Hat, and Oracle.</text:p>
            </text:list-item>
          </text:list>
        </text:list-item>
      </text:list>
      <text:p text:style-name="P27"><text:span text:style-name="T28">On the Cloud Collections team, I work in development on the Java, JavaScript, and Go clients and also as a technical writer.</text:span></text:p>
      <text:p text:style-name="P29">Oracle America, Inc.</text:p>
      <text:p text:style-name="P30"><text:span text:style-name="T31">2017-06 — 201</text:span><text:span text:style-name="T32">9</text:span><text:span text:style-name="T33">-</text:span><text:span text:style-name="T34">05</text:span><text:span text:style-name="T35">,<text:s/></text:span><text:span text:style-name="T36">Consulting Member of the Technical Staff</text:span><text:span text:style-name="T37">, Santa Clara, CA<text:s/></text:span></text:p>
      <text:p text:style-name="P38">Cloud Collections State Service</text:p>
      <text:list text:style-name="LFO1" text:continue-numbering="true">
        <text:list-item>
          <text:list>
            <text:list-item>
              <text:p text:style-name="P39">Team member working on upcoming addition to Oracle's public cloud: tentatively called Cloud Collections State Service. This technology brings the power of Oracle Coherence to the Oracle public cloud. Cloud Collections is delivered as Kubernetes-orchestrated Docker containers and has gRPC enabled language bindings for Go, Java, JavaScript, Python and Swift.</text:p>
            </text:list-item>
            <text:list-item>
              <text:p text:style-name="P40">On the Cloud Collections team, I work in development on the Java, JavaScript, and Go clients and also as a technical writer.</text:p>
            </text:list-item>
          </text:list>
        </text:list-item>
      </text:list>
      <text:p text:style-name="P41"><text:span text:style-name="T42">2016-07 — 2017-05,<text:s/></text:span><text:span text:style-name="T43">Consulting Member of the Technical Staff</text:span><text:span text:style-name="T44">, Santa Clara, CA<text:s/></text:span></text:p>
      <text:p text:style-name="P45">Etcd on Oracle Coherence</text:p>
      <text:list text:style-name="LFO1" text:continue-numbering="true">
        <text:list-item>
          <text:list>
            <text:list-item>
              <text:p text:style-name="P46">I worked on a project to build an Etcd implementation on top of Oracle Coherence, a high performance distributed key/value store.</text:p>
            </text:list-item>
          </text:list>
        </text:list-item>
      </text:list>
      <text:p text:style-name="P47">Jakarta EE</text:p>
      <text:list text:style-name="LFO1" text:continue-numbering="true">
        <text:list-item>
          <text:list>
            <text:list-item>
              <text:p text:style-name="P48">Help to transition JavaServer Faces (JSF) to the Eclipse Foundation for continued evolution by the community.</text:p>
            </text:list-item>
            <text:list-item>
              <text:p text:style-name="P49">Mentor Beijing team responsible for continued maintenance of Oracle's JSF implementation before and after transition to Eclipse.</text:p>
            </text:list-item>
          </text:list>
        </text:list-item>
      </text:list>
      <text:soft-page-break/>
      <text:p text:style-name="P50"><text:span text:style-name="T51">2015-09 — 2016-06,<text:s/></text:span><text:span text:style-name="T52">Consulting Member of the Technical Staff</text:span><text:span text:style-name="T53">, Santa Clara, CA<text:s/></text:span></text:p>
      <text:p text:style-name="P54">Microservices Development Project</text:p>
      <text:list text:style-name="LFO1" text:continue-numbering="true">
        <text:list-item>
          <text:list>
            <text:list-item>
              <text:p text:style-name="P55">At the dawn of the microservices boom, I worked on a project to create a successor to Java EE for the microservices world. This service would be Java powered, Docker based, and cloud ready. It was built on Apache Mesos/Marathon and featured support for many microservices best practices, including: blue-green deployments, canary testing, circuit breakers, service regiestires, and API discovery.</text:p>
            </text:list-item>
          </text:list>
        </text:list-item>
      </text:list>
      <text:p text:style-name="P56"><text:span text:style-name="T57">2013-06 — 2015-08,<text:s/></text:span><text:span text:style-name="T58">Consulting Member of the Technical Staff</text:span><text:span text:style-name="T59">, Santa Clara, CA<text:s/></text:span></text:p>
      <text:p text:style-name="P60">Java EE 8</text:p>
      <text:list text:style-name="LFO1" text:continue-numbering="true">
        <text:list-item>
          <text:list>
            <text:list-item>
              <text:p text:style-name="P61"><text:span text:style-name="T62">Co-Specification Lead for<text:s/></text:span><text:a xlink:href="https://jcp.org/en/jsr/detail?id=369" office:target-frame-name="_top" xlink:show="replace"><text:span text:style-name="T63">Java Servlet 4.0</text:span></text:a></text:p>
            </text:list-item>
            <text:list-item>
              <text:p text:style-name="P64"><text:span text:style-name="T65">Co-Specification Lead for<text:s/></text:span><text:a xlink:href="https://jcp.org/en/jsr/detail?id=372" office:target-frame-name="_top" xlink:show="replace"><text:span text:style-name="T66">JSF 2.3</text:span></text:a></text:p>
            </text:list-item>
          </text:list>
        </text:list-item>
      </text:list>
      <text:p text:style-name="P67"><text:span text:style-name="T68">2010-08 — 2013-05,<text:s/></text:span><text:span text:style-name="T69">Consulting Member of the Technical Staff</text:span><text:span text:style-name="T70">, Santa Clara, CA<text:s/></text:span></text:p>
      <text:p text:style-name="P71">Java EE 7</text:p>
      <text:list text:style-name="LFO1" text:continue-numbering="true">
        <text:list-item>
          <text:list>
            <text:list-item>
              <text:p text:style-name="P72"><text:span text:style-name="T73">Co-Specification Lead for<text:s/></text:span><text:a xlink:href="https://jcp.org/en/jsr/detail?id=344" office:target-frame-name="_top" xlink:show="replace"><text:span text:style-name="T74">JSF 2.2</text:span></text:a></text:p>
            </text:list-item>
          </text:list>
        </text:list-item>
      </text:list>
      <text:p text:style-name="P75">Sun Microsystems, Inc.</text:p>
      <text:p text:style-name="P76"><text:span text:style-name="T77">2002-10 — 2010-07,<text:s/></text:span><text:span text:style-name="T78">Senior Staff Engineer</text:span><text:span text:style-name="T79">, Santa Clara, CA<text:s/></text:span></text:p>
      <text:p text:style-name="P80">Java EE 6</text:p>
      <text:list text:style-name="LFO2" text:continue-numbering="true">
        <text:list-item>
          <text:list>
            <text:list-item>
              <text:p text:style-name="P81"><text:span text:style-name="T82">Specification lead for<text:s/></text:span><text:a xlink:href="https://jcp.org/en/jsr/detail?id=314" office:target-frame-name="_top" xlink:show="replace"><text:span text:style-name="T83">JSF 2.0</text:span></text:a><text:span text:style-name="T84">.</text:span></text:p>
            </text:list-item>
            <text:list-item>
              <text:p text:style-name="P85">Was instrumental in promoting JSF by writing books, teaching classes and giving frequent conference presentations.</text:p>
            </text:list-item>
            <text:list-item>
              <text:p text:style-name="P86"><text:span text:style-name="T87">Help lead a team of industry experts from leading companies such as IBM, BEA, Sun, and Oracle in developing the specification for<text:s/></text:span><text:a xlink:href="http://www.jcp.org/jsr/detail/252.jsp" office:target-frame-name="_top" xlink:show="replace"><text:span text:style-name="T88">JSF</text:span></text:a><text:span text:style-name="T89">.</text:span></text:p>
            </text:list-item>
            <text:list-item>
              <text:p text:style-name="P90"><text:span text:style-name="T91">Pioneered and patented techniques for using JSF and AJAX together (</text:span><text:a xlink:href="https://patents.google.com/patent/US8533291" office:target-frame-name="_top" xlink:show="replace"><text:span text:style-name="T92">US 8,533,291 B1</text:span></text:a><text:span text:style-name="T93">,<text:s/></text:span><text:a xlink:href="https://patents.google.com/patent/US7788341B1" office:target-frame-name="_top" xlink:show="replace"><text:span text:style-name="T94">US 7,788,341 B1</text:span></text:a><text:span text:style-name="T95">).</text:span></text:p>
            </text:list-item>
          </text:list>
        </text:list-item>
      </text:list>
      <text:p text:style-name="P96"><text:span text:style-name="T97">2001-09 — 2002-09,<text:s/></text:span><text:span text:style-name="T98">Staff Engineer</text:span><text:span text:style-name="T99">, Santa Clara, CA<text:s/></text:span></text:p>
      <text:list text:style-name="LFO2" text:continue-numbering="true">
        <text:list-item>
          <text:list>
            <text:list-item>
              <text:p text:style-name="P100"><text:span text:style-name="T101">Team leader for<text:s/></text:span><text:a xlink:href="https://www.oracle.com/technetwork/java/javaee/javaserverfaces-139869.html" office:target-frame-name="_top" xlink:show="replace"><text:span text:style-name="T102">JSF web application framework</text:span></text:a><text:span text:style-name="T103"><text:s/>since early days of project. Leveraged extreme programming concepts to lead a three person team in tackling an ambitious, highly visible, project on an aggressive schedule.<text:s/></text:span></text:p>
            </text:list-item>
          </text:list>
        </text:list-item>
      </text:list>
      <text:p text:style-name="P104"><text:span text:style-name="T105">1997-01 — 2001-08,<text:s/></text:span><text:span text:style-name="T106">Staff Engineer</text:span><text:span text:style-name="T107">, Santa Clara, CA</text:span></text:p>
      <text:list text:style-name="LFO2" text:continue-numbering="true">
        <text:list-item>
          <text:list>
            <text:list-item>
              <text:p text:style-name="P108"><text:span text:style-name="T109">Lead engineer for<text:s/></text:span><text:a xlink:href="http://www.mozilla.org/oji/" office:target-frame-name="_top" xlink:show="replace"><text:span text:style-name="T110">Java integration</text:span></text:a><text:span text:style-name="T111"><text:s/>in the Netscape 6 web browser. Netscape 6 is several million lines of<text:s/></text:span><text:a xlink:href="http://www.mozilla.org/hacking/" office:target-frame-name="_top" xlink:show="replace"><text:span text:style-name="T112">open source code</text:span></text:a><text:span text:style-name="T113">. Deep knowledge of C++, Win32 internals, XPCOM, GNU/Linux, JNI, and Java.<text:s/></text:span></text:p>
            </text:list-item>
            <text:list-item>
              <text:p text:style-name="P114"><text:span text:style-name="T115">Designed and implemented an open source<text:s/></text:span><text:a xlink:href="http://www.mozilla.org/projects/blackwood/webclient/" office:target-frame-name="_top" xlink:show="replace"><text:span text:style-name="T116">Java API to web browsing functionality</text:span></text:a><text:span text:style-name="T117">. The API has implementations rooted in Netscape 6, ICE, and Internet Explorer. Several customers are using the webclient API in their custom products. The API also ships standard with Netscape 6.01 for Solaris.<text:s/></text:span></text:p>
            </text:list-item>
            <text:list-item>
              <text:p text:style-name="P118">Was instrumental in conceiving and implementing a grass-roots CASE tool to gather software requirements. Utilized XML, XSL and servlet technologies to provide a web front end.<text:s/></text:p>
            </text:list-item>
            <text:list-item>
              <text:p text:style-name="P119">Lead engineer for front end of 100% Pure Java multi-dimensional spreadsheet application.<text:s/></text:p>
            </text:list-item>
          </text:list>
        </text:list-item>
      </text:list>
      <text:p text:style-name="P120"><text:span text:style-name="T121">Silicon Graphics: 1995-06 — 1997-01,<text:s/></text:span><text:span text:style-name="T122">Core Engineer for Web Authoring Tool</text:span><text:span text:style-name="T123">, Mountain View, CA<text:s/></text:span></text:p>
      <text:list text:style-name="LFO3" text:continue-numbering="true">
        <text:list-item>
          <text:list>
            <text:list-item>
              <text:p text:style-name="P124">Collaborated on a self-started two person team to design, implement and maintain a C++ web transport library. Drove the library from inception through two major releases. This library provides the foundation for SGI's web applications and ships on every SGI computer since IRIX 6.2.<text:s/></text:p>
            </text:list-item>
            <text:list-item>
              <text:p text:style-name="P125"><text:span text:style-name="T126">Integrated the web transport library into<text:s/></text:span><text:a xlink:href="http://www.sgi.com/software/cosmo/create.html" office:target-frame-name="_top" xlink:show="replace"><text:span text:style-name="T127">CosmoCreate</text:span></text:a><text:span text:style-name="T128"><text:s/>to enable viewing and authoring pages over the web. This provided experience in extending legacy code well past initial requirements.<text:s/></text:span></text:p>
            </text:list-item>
          </text:list>
        </text:list-item>
      </text:list>
      <text:p text:style-name="Normal"><text:span text:style-name="T129">National Center for Supercomputing Applications: 1994-08 — 1995-06,<text:s/></text:span><text:span text:style-name="T130">Developer for Mosaic for X</text:span><text:span text:style-name="T131">, Champaign, IL<text:s/></text:span></text:p>
      <text:soft-page-break/>
      <text:list text:style-name="LFO4" text:continue-numbering="true">
        <text:list-item>
          <text:list>
            <text:list-item>
              <text:p text:style-name="P132"><text:span text:style-name="T133">Implemented enabling features for browsing and posting to the Common Client Interface (</text:span><text:a xlink:href="http://www.ncsa.uiuc.edu/SDG/Software/XMosaic/CCI/cci-spec.html" office:target-frame-name="_top" xlink:show="replace"><text:span text:style-name="T134">CCI</text:span></text:a><text:span text:style-name="T135">) library. Added<text:s/></text:span><text:a xlink:href="http://www.ncsa.uiuc.edu/SDG/Software/XMosaic/CCI/cci-perl.html" office:target-frame-name="_top" xlink:show="replace"><text:span text:style-name="T136">Perl interface to CCI</text:span></text:a><text:span text:style-name="T137">, enabling perl programs to become web active.<text:s/></text:span></text:p>
            </text:list-item>
            <text:list-item>
              <text:p text:style-name="P138"><text:span text:style-name="T139">Conceived and implemented<text:s/></text:span><text:a xlink:href="http://archive.ncsa.uiuc.edu/SDG/Software/XMosaic/CCI/webcast.html" office:target-frame-name="_top" xlink:show="replace"><text:span text:style-name="T140">WebCast</text:span></text:a><text:span text:style-name="T141">, a collaborative muticast (MBONE) program that enables sharing of web pages between Mosaic's all over the world using the CCI and the reliable Multicast Protocol (RMP) library.<text:s/></text:span></text:p>
            </text:list-item>
          </text:list>
        </text:list-item>
      </text:list>
      <text:p text:style-name="Normal"><text:span text:style-name="T142">International Business Machines: 1992-01 — 1994-05,<text:s/></text:span><text:span text:style-name="T143">Networking Systems division</text:span><text:span text:style-name="T144">, Research Triangle Park, NC<text:s/></text:span></text:p>
      <text:list text:style-name="LFO5" text:continue-numbering="true">
        <text:list-item>
          <text:list>
            <text:list-item>
              <text:p text:style-name="P145"><text:span text:style-name="T146">Contributed to<text:s/></text:span><text:a xlink:href="https://www.edn.com/electronics-news/4340010/Alcatel-Subsidiary-To-Acquire-IBM-s-CallPath-Technology" office:target-frame-name="_top" xlink:show="replace"><text:span text:style-name="T147">CallPath</text:span></text:a><text:span text:style-name="T148"><text:s/>Server digital telephony software for AIX and OS/2.<text:s/></text:span></text:p>
            </text:list-item>
            <text:list-item>
              <text:p text:style-name="P149">Designed and implemented OS/2 based CASE system for automated System Testing.<text:s/></text:p>
            </text:list-item>
          </text:list>
        </text:list-item>
      </text:list>
      <text:p text:style-name="P150"/>
      <text:h text:style-name="P151" text:outline-level="4"><text:bookmark-start text:name="tech-writer"/><text:soft-page-break/>Technical Writer<text:bookmark-end text:name="tech-writer"/></text:h>
      <text:p text:style-name="P152">Published Books with McGraw-Hill Professional</text:p>
      <text:list text:style-name="LFO6" text:continue-numbering="true">
        <text:list-item>
          <text:p text:style-name="P153"><text:a xlink:href="https://www.mhprofessional.com/9780071804288-usa-hudson-continuous-integration-in-practice-group" office:target-frame-name="_top" xlink:show="replace"><text:span text:style-name="T154">Hudson Continuous Integration in Practice</text:span></text:a><text:span text:style-name="T155">. Published: September 4th 2013 ISBN: 9780071804288<text:s/></text:span><text:span text:style-name="T156"><text:line-break/>My most recent book is a practical guide to implementing continuous integration using Hudson, one of the pioneering tools in the field.<text:s/></text:span></text:p>
        </text:list-item>
        <text:list-item>
          <text:p text:style-name="P157"><text:a xlink:href="https://www.mhprofessional.com/9780071625098-usa-javaserver-faces-20-the-complete-reference-group" office:target-frame-name="_top" xlink:show="replace"><text:span text:style-name="T158">JavaServer Faces 2.0, The Complete Reference</text:span></text:a><text:span text:style-name="T159">. Published: November 2nd 2009 ISBN: 9780071625104<text:s/></text:span><text:span text:style-name="T160"><text:line-break/>JSF 2.0 was a blockbuster release and introduced a large number of new and powerful features. This book was much more than an update of the first edition. More than two thirds of the content was brand new, documenting all of the new features.<text:s/></text:span></text:p>
        </text:list-item>
        <text:list-item>
          <text:p text:style-name="P161"><text:a xlink:href="https://www.mhprofessional.com/9780071490832-usa-secrets-of-the-rock-star-programmers-riding-the-it-crest" office:target-frame-name="_top" xlink:show="replace"><text:span text:style-name="T162">Secrets of the Rock Star Programmers: Riding the IT Crest</text:span></text:a><text:span text:style-name="T163">. Published: February 21st 2008 ISBN: 9780071490832<text:s/></text:span><text:span text:style-name="T164"><text:line-break/>This book is a collection of incisive interviews I conducted with some of the top practicing programmers of the day. I tried to discover and share the secrets of their professional success in technical, business, career, and personal domains. I continue to evolve this idea as<text:s/></text:span><text:a xlink:href="http://ridingthecrest.com/edburns/resume/devrel.html" office:target-frame-name="_top" xlink:show="replace"><text:span text:style-name="T165">a lecture</text:span></text:a><text:span text:style-name="T166">, including new interviews with an expanding cadre of contemporary rock star programmers.<text:s/></text:span></text:p>
        </text:list-item>
        <text:list-item>
          <text:p text:style-name="P167"><text:a xlink:href="https://www.mhprofessional.com/9780072262407-usa-javaserver-faces-the-complete-reference-group" office:target-frame-name="_top" xlink:show="replace"><text:span text:style-name="T168">JavaServer Faces: The Complete Reference</text:span></text:a><text:span text:style-name="T169">. Published: August 25th 2006, ISBN: 9780071710480<text:s/></text:span><text:span text:style-name="T170"><text:line-break/>My first book, at over 800 printed pages, is true to its title. It introduces JSF and provides a complete reference to all of its capabilities.<text:s/></text:span></text:p>
        </text:list-item>
      </text:list>
      <text:p text:style-name="P171">Technical Blog</text:p>
      <text:list text:style-name="LFO7" text:continue-numbering="true">
        <text:list-item>
          <text:p text:style-name="P172"><text:a xlink:href="http://ridingthecrest.com/blog/" office:target-frame-name="_top" xlink:show="replace"><text:span text:style-name="T173">http://ridingthecrest.com/blog/</text:span></text:a><text:span text:style-name="T174"><text:s/></text:span><text:span text:style-name="T175"><text:line-break/>Starting in 2004, My blog covers topics of interest to the practicing programmer, mostly in Java, but also with higher level topics such as REST, architecture, and industry analysis.<text:s/></text:span></text:p>
        </text:list-item>
      </text:list>
      <text:h text:style-name="P176" text:outline-level="4"><text:bookmark-start text:name="devrel"/>Trainer and Developer Relations<text:bookmark-end text:name="devrel"/></text:h>
      <text:p text:style-name="P177">I have over thirteen years of extensive international conference speaking and training experience, having developed and delivered a broad range of conference sessions and full day training workshops on a wide array of software topics. I started with sessions and trainings on JSF and J2EE in 2005 and continue in the present day with Docker, Kubernetes, and cloud technologies.</text:p>
      <text:p text:style-name="P178"><text:span text:style-name="T179">A complete list of my sessions and training is at &lt;</text:span><text:a xlink:href="http://purl.oclc.org/NET/edburns/speaking-engagements/" office:target-frame-name="_top" xlink:show="replace"><text:span text:style-name="T180">http://purl.oclc.org/NET/edburns/speaking-engagements/</text:span></text:a><text:span text:style-name="T181">&gt;</text:span></text:p>
      <text:h text:style-name="P182" text:outline-level="3">EDUCATION</text:h>
      <text:p text:style-name="P183"><text:span text:style-name="T184">University of Illinois at Urbana-Champaign, College of Engineering Co-Op program, Computer Science Curriculum. Bachelor of Science in Computer Science with International minor in Germanic Studies, emphasis on computer music.<text:s/></text:span><text:span text:style-name="T185">Degree Date: Spring 1995</text:span><text:span text:style-name="T186">. GPA: 4.3/5.0<text:s/></text:span></text:p>
      <text:h text:style-name="P187" text:outline-level="3">PROGRAMMING LANGUAGES; TOOLS; RELATED COURSES</text:h>
      <text:p text:style-name="P188">Java, Java EE, HTTP/2, Go, Python, Swift, Kubernetes, Helm, Docker, Etcd, Redis, Ansible, Mesos/Maraton, AJAX, SOA, JNI, C++, C, Perl, UML, XSL, XML, SOAP, J2EE, Struts, CSS, HTML, CGI, Fortify, Git, Mercurial, svn, SQL, JavaScript, NodeJS, JAX/RS, Continuous Integration (Jenkins/GitLab), JSON, swagger/OpenAPI, Objective C, Fortran, Assembly, LISP, Rexx; COM, Emacs, Purify, gdb, dbx, performance analyzers, test driven development; Software Engineering, Operating Systems, Distributed Networks, Sun Certified Java 2 Architect</text:p>
      <text:h text:style-name="P189" text:outline-level="3">REFERENCES</text:h>
      <text:p text:style-name="P190"><text:a xlink:href="https://www.crunchbase.com/person/alan-braverman" office:target-frame-name="_top" xlink:show="replace"><text:span text:style-name="T191">Alan Braverman</text:span></text:a></text:p>
      <text:p text:style-name="P192"><text:a xlink:href="https://www.linkedin.com/in/doug-beeferman-671131/" office:target-frame-name="_top" xlink:show="replace"><text:span text:style-name="T193">Doug Beeferman</text:span></text:a></text:p>
      <text:h text:style-name="P194" text:outline-level="3"><text:a xlink:href="https://www.linkedin.com/in/jamesgosling/" office:target-frame-name="_top" xlink:show="replace"><text:span text:style-name="T195">James Gosling</text:span></text:a></text:h>
      <text:h text:style-name="P196" text:outline-level="3">HOMEPAGE</text:h>
      <text:h text:style-name="P197" text:outline-level="3">http://ridingthecrest.com/</text:h>
      <text:p text:style-name="P1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style:font-name="Times" fo:font-weight="bold" style:font-weight-asian="bold" style:font-weight-complex="bold" style:letter-kerning="true" fo:font-size="24pt" style:font-size-asian="24pt" style:font-size-complex="24pt" fo:hyphenate="false"/>
    </style:style>
    <style:style style:name="Heading3" style:display-name="Heading 3" style:family="paragraph" style:parent-style-name="Normal" style:default-outline-level="3">
      <style:paragraph-properties fo:margin-top="0.0694in" fo:margin-bottom="0.0694in"/>
      <style:text-properties style:font-name="Times"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style:text-properties style:font-name="Tim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fo:font-weight="bold" style:font-weight-asian="bold" style:font-weight-complex="bold" style:letter-kerning="true" fo:font-size="24pt" style:font-size-asian="24pt" style:font-size-complex="24pt"/>
    </style:style>
    <style:style style:name="Heading3Char" style:display-name="Heading 3 Char" style:family="text" style:parent-style-name="DefaultParagraphFont">
      <style:text-properties style:font-name="Times"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style:font-size-complex="10pt" fo:hyphenate="false"/>
    </style:style>
    <style:style style:name="HTMLAddress" style:display-name="HTML Address" style:family="paragraph" style:parent-style-name="Normal">
      <style:text-properties style:font-name="Times" fo:font-style="italic" style:font-style-asian="italic" style:font-style-complex="italic" fo:font-size="10pt" style:font-size-asian="10pt" style:font-size-complex="10pt" fo:hyphenate="false"/>
    </style:style>
    <style:style style:name="HTMLAddressChar" style:display-name="HTML Address Char" style:family="text" style:parent-style-name="DefaultParagraphFont">
      <style:text-properties style:font-name="Times" fo:font-style="italic" style:font-style-asian="italic" style:font-style-complex="italic"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ward Burns</meta:initial-creator>
    <dc:creator>Edward Burns</dc:creator>
    <meta:creation-date>2023-02-07T23:24:00Z</meta:creation-date>
    <dc:date>2023-02-07T23:24:00Z</dc:date>
    <meta:print-date>2023-02-07T23:23:00Z</meta:print-date>
    <meta:template xlink:href="Normal" xlink:type="simple"/>
    <meta:editing-cycles>2</meta:editing-cycles>
    <meta:editing-duration>PT60S</meta:editing-duration>
    <meta:document-statistic meta:page-count="4" meta:paragraph-count="21" meta:word-count="1605" meta:character-count="10734" meta:row-count="76" meta:non-whitespace-character-count="9150"/>
  </office:meta>
</office:document-meta>
</file>